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eefe0" officeooo:paragraph-rsid="000eefe0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eefe0" officeooo:paragraph-rsid="000eefe0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eefe0" officeooo:paragraph-rsid="001078d5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eefe0" officeooo:paragraph-rsid="000eefe0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eefe0" officeooo:paragraph-rsid="001078d5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officeooo:paragraph-rsid="00110b13"/>
    </style:style>
    <style:style style:name="P7" style:family="paragraph" style:parent-style-name="Standard">
      <style:text-properties officeooo:paragraph-rsid="001078d5"/>
    </style:style>
    <style:style style:name="P8" style:family="paragraph" style:parent-style-name="Standard">
      <style:text-properties fo:font-style="italic" style:text-underline-style="solid" style:text-underline-width="auto" style:text-underline-color="font-color" fo:font-weight="bold" officeooo:rsid="000eefe0" officeooo:paragraph-rsid="000eefe0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0eefe0" officeooo:paragraph-rsid="001078d5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0eefe0" officeooo:paragraph-rsid="000eefe0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italic" style:text-underline-style="solid" style:text-underline-width="auto" style:text-underline-color="font-color" fo:font-weight="bold" officeooo:rsid="000eefe0" officeooo:paragraph-rsid="001078d5" style:font-style-asian="italic" style:font-weight-asian="bold" style:font-style-complex="italic" style:font-weight-complex="bold"/>
    </style:style>
    <style:style style:name="P12" style:family="paragraph" style:parent-style-name="Standard">
      <style:text-properties officeooo:paragraph-rsid="00110b13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1078d5" style:font-weight-asian="normal" style:font-weight-complex="normal"/>
    </style:style>
    <style:style style:name="T4" style:family="text">
      <style:text-properties style:text-underline-style="none" fo:font-weight="normal" officeooo:rsid="000eefe0" style:font-weight-asian="normal" style:font-weight-complex="normal"/>
    </style:style>
    <style:style style:name="T5" style:family="text">
      <style:text-properties style:text-underline-style="none" fo:font-weight="normal" officeooo:rsid="00110b13" style:font-weight-asian="normal" style:font-weight-complex="normal"/>
    </style:style>
    <style:style style:name="T6" style:family="text">
      <style:text-properties style:text-underline-style="none" fo:font-weight="bold" officeooo:rsid="000eefe0" style:font-weight-asian="bold" style:font-weight-complex="bold"/>
    </style:style>
    <style:style style:name="T7" style:family="text">
      <style:text-properties style:text-underline-style="none" fo:font-weight="bold" officeooo:rsid="001078d5" style:font-weight-asian="bold" style:font-weight-complex="bold"/>
    </style:style>
    <style:style style:name="T8" style:family="text">
      <style:text-properties style:font-name="Liberation Serif1" style:text-underline-style="none" fo:font-weight="normal" style:font-name-asian="Liberation Serif1" style:font-weight-asian="normal" style:font-name-complex="Liberation Serif1" style:font-weight-complex="normal"/>
    </style:style>
    <style:style style:name="T9" style:family="text">
      <style:text-properties style:font-name="Liberation Serif1" style:text-underline-style="none" fo:font-weight="normal" officeooo:rsid="000eefe0" style:font-name-asian="Liberation Serif1" style:font-weight-asian="normal" style:font-name-complex="Liberation Serif1" style:font-weight-complex="normal"/>
    </style:style>
    <style:style style:name="T10" style:family="text">
      <style:text-properties style:font-name="Liberation Serif1" style:text-underline-style="none" fo:font-weight="normal" officeooo:rsid="001078d5" style:font-name-asian="Liberation Serif1" style:font-weight-asian="normal" style:font-name-complex="Liberation Serif1" style:font-weight-complex="normal"/>
    </style:style>
    <style:style style:name="T11" style:family="text">
      <style:text-properties style:font-name="Liberation Serif1" style:text-underline-style="none" fo:font-weight="normal" officeooo:rsid="00110b13" style:font-name-asian="Liberation Serif1" style:font-weight-asian="normal" style:font-name-complex="Liberation Serif1" style:font-weight-complex="normal"/>
    </style:style>
    <style:style style:name="T12" style:family="text">
      <style:text-properties style:text-position="sub 58%" style:text-underline-style="none"/>
    </style:style>
    <style:style style:name="T13" style:family="text">
      <style:text-properties style:text-position="sub 58%" style:text-underline-style="none" fo:font-weight="normal" style:font-weight-asian="normal" style:font-weight-complex="normal"/>
    </style:style>
    <style:style style:name="T14" style:family="text">
      <style:text-properties style:text-position="sub 58%" style:text-underline-style="none" fo:font-weight="normal" officeooo:rsid="000eefe0" style:font-weight-asian="normal" style:font-weight-complex="normal"/>
    </style:style>
    <style:style style:name="T15" style:family="text">
      <style:text-properties style:text-position="sub 58%" style:text-underline-style="none" fo:font-weight="bold" officeooo:rsid="000eefe0" style:font-weight-asian="bold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style:text-underline-style="none" fo:font-weight="normal" officeooo:rsid="001078d5" style:font-style-asian="italic" style:font-weight-asian="normal" style:font-style-complex="italic" style:font-weight-complex="normal"/>
    </style:style>
    <style:style style:name="T19" style:family="text">
      <style:text-properties officeooo:rsid="00110b1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2)<text:span text:style-name="T1"> <text:line-break/></text:span><text:span text:style-name="T2">Digital Differential Analyzer Algorithm is a line drawing algorithm that is based on</text:span></text:p>
      <text:p text:style-name="P1"><text:span text:style-name="T2">incremental method or slope-intercept equation, which calculates all intermediate points over the interval between start and end points.</text:span></text:p>
      <text:p text:style-name="P1"><text:span text:style-name="T2">For any given x interval </text:span><text:span text:style-name="T8">∂</text:span><text:span text:style-name="T2">x along a line, we can compute the corresponding y interval, </text:span><text:span text:style-name="T8">∂</text:span><text:span text:style-name="T2">y, as</text:span></text:p>
      <text:p text:style-name="P4"><text:span text:style-name="T8"><text:line-break/>∂</text:span><text:span text:style-name="T2">y = m</text:span><text:span text:style-name="T8">∂</text:span><text:span text:style-name="T2">x</text:span></text:p>
      <text:p text:style-name="P4"><text:span text:style-name="T2">=&gt; </text:span><text:span text:style-name="T8">∂</text:span><text:span text:style-name="T2">x = </text:span><text:span text:style-name="T8">∂</text:span><text:span text:style-name="T2">y/m<text:tab/><text:tab/><text:tab/>(m is slope)</text:span></text:p>
      <text:p text:style-name="P5"><text:span text:style-name="T2"><text:line-break/><text:line-break/></text:span><text:span text:style-name="T3">PSUEDO-CODE</text:span><text:span text:style-name="T2"><text:line-break/></text:span><text:span text:style-name="T17">//Get the input of two end points (X1,Y1) and (X2,Y2). </text:span><text:span text:style-name="T18">C</text:span><text:span text:style-name="T17">alculate dx, dy.</text:span></text:p>
      <text:p text:style-name="P3"><text:span text:style-name="T2"/></text:p>
      <text:p text:style-name="P9"><text:span text:style-name="T2">dx = X2 - X1;</text:span></text:p>
      <text:p text:style-name="P2"><text:span text:style-name="T17">dy = Y2 – Y1;</text:span><text:span text:style-name="T2"><text:line-break/></text:span></text:p>
      <text:p text:style-name="P1"><text:span text:style-name="T2">A line is sampled at unit intervals in one coordinate and the corresponding integer values nearest </text:span><text:span text:style-name="T3">to </text:span><text:span text:style-name="T2">the line path are determined for the other coordinate.<text:line-break/></text:span></text:p>
      <text:p text:style-name="P7"><text:span text:style-name="T4">If the slope is </text:span><text:span text:style-name="T6">m</text:span><text:span text:style-name="T7">ore</text:span><text:span text:style-name="T6"> than 1</text:span><text:span text:style-name="T4">, we sample at unit </text:span><text:span text:style-name="T3">y</text:span><text:span text:style-name="T4"> intervals (</text:span><text:span text:style-name="T9">∂</text:span><text:span text:style-name="T10">y</text:span><text:span text:style-name="T4"> = 1) and compute</text:span></text:p>
      <text:p text:style-name="P5"><text:span text:style-name="T2">successive </text:span><text:span text:style-name="T3">x</text:span><text:span text:style-name="T2"> values as:-</text:span></text:p>
      <text:p text:style-name="P3"><text:span text:style-name="T3">x</text:span><text:span text:style-name="T2"> </text:span><text:span text:style-name="T12">k+1</text:span><text:span text:style-name="T2"> = </text:span><text:span text:style-name="T3">x</text:span><text:span text:style-name="T2"> </text:span><text:span text:style-name="T12">k </text:span><text:span text:style-name="T2">+ </text:span><text:span text:style-name="T3">(1/</text:span><text:span text:style-name="T2"> m</text:span><text:span text:style-name="T3">)<text:line-break/></text:span></text:p>
      <text:p text:style-name="P5"><text:span text:style-name="T2">/</text:span><text:span text:style-name="T17">/ Depending upon absolute value of dx &amp; dy, </text:span><text:span text:style-name="T18">c</text:span><text:span text:style-name="T17">hoose number of steps to put pixel as:</text:span></text:p>
      <text:p text:style-name="P3"><text:span text:style-name="T17">steps = abs(d</text:span><text:span text:style-name="T18">y</text:span><text:span text:style-name="T17">) &gt; abs(d</text:span><text:span text:style-name="T18">x</text:span><text:span text:style-name="T17">) ? abs(d</text:span><text:span text:style-name="T18">y</text:span><text:span text:style-name="T17">) : abs(d</text:span><text:span text:style-name="T18">x</text:span><text:span text:style-name="T17">)<text:line-break/></text:span></text:p>
      <text:p text:style-name="P1"><text:span text:style-name="T2">Subscript k takes integer values starting from 0, for the first point, and increase by 1 until the</text:span></text:p>
      <text:p text:style-name="P1"><text:span text:style-name="T2">final endpoint is reached.</text:span></text:p>
      <text:p text:style-name="P1"><text:span text:style-name="T2"/></text:p>
      <text:p text:style-name="P11"><text:span text:style-name="T2">// Calculate the increment in x coordinate and y coordinate for each step</text:span></text:p>
      <text:p text:style-name="P9"><text:span text:style-name="T2">xIncrement = dx / (float) step;</text:span></text:p>
      <text:p text:style-name="P10"><text:span text:style-name="T2">yIncrement = dy / (float) step;</text:span></text:p>
      <text:p text:style-name="P1"><text:span text:style-name="T17"/></text:p>
      <text:p text:style-name="P1"><text:span text:style-name="T2">Because m can be any real number between 0.0 and 1.0, each calculated </text:span><text:span text:style-name="T3">x</text:span><text:span text:style-name="T2"> value must be</text:span></text:p>
      <text:p text:style-name="P1"><text:span text:style-name="T2">rounded to the nearest integer corresponding to a screen pixel position in the </text:span><text:span text:style-name="T3">y</text:span><text:span text:style-name="T2"> column that</text:span></text:p>
      <text:p text:style-name="P1"><text:span text:style-name="T2">we are processing.<text:line-break/></text:span></text:p>
      <text:p text:style-name="P1"><text:span text:style-name="T2">These eq</text:span><text:span text:style-name="T3">uations</text:span><text:span text:style-name="T2"> are based on the assumption that lines are to be processed from the left end</text:span></text:p>
      <text:p text:style-name="P1"><text:span text:style-name="T2">point to the right end point. If this processing is reversed, so that the staring endpoint is at</text:span></text:p>
      <text:p text:style-name="P12"><text:span text:style-name="T4">the right, then we have, </text:span><text:span text:style-name="T9">∂</text:span><text:span text:style-name="T11">y</text:span><text:span text:style-name="T4"> = -1, therefore,</text:span></text:p>
      <text:p text:style-name="P6"><text:span text:style-name="T5">x</text:span><text:span text:style-name="T15">k+1</text:span><text:span text:style-name="T4"> = x </text:span><text:span text:style-name="T15">k</text:span><text:span text:style-name="T4"> – </text:span><text:span text:style-name="T5">(1/</text:span><text:span text:style-name="T4">m</text:span><text:span text:style-name="T5">)</text:span></text:p>
      <text:p text:style-name="P6"><text:span text:style-name="T4"/></text:p>
      <text:p text:style-name="P8"><text:span text:style-name="T2">// Put the pixel by successfully incrementing x and y coordinates accordingly and complete the line drawing.</text:span></text:p>
      <text:p text:style-name="P8"><text:span text:style-name="T2">X = X1;</text:span></text:p>
      <text:p text:style-name="P8"><text:span text:style-name="T2">Y = Y1;</text:span></text:p>
      <text:p text:style-name="P8"><text:span text:style-name="T2">//for first starting pixel of line</text:span></text:p>
      <text:p text:style-name="P8"><text:span text:style-name="T2">putpixel (X,Y,COLOR);</text:span></text:p>
      <text:p text:style-name="P8"><text:span text:style-name="T2">for (int i = </text:span><text:span text:style-name="T5">1</text:span><text:span text:style-name="T2">; i &lt;= step; i++)<text:line-break/>{</text:span></text:p>
      <text:p text:style-name="P8"><text:span text:style-name="T2"><text:tab/>putpixel (X,Y,COLOR);</text:span></text:p>
      <text:p text:style-name="P8"><text:span text:style-name="T2"><text:tab/>X += xIncrement;</text:span></text:p>
      <text:p text:style-name="P8"><text:soft-page-break/><text:span text:style-name="T2"><text:tab/>Y += yIncrement;</text:span></text:p>
      <text:p text:style-name="P8"><text:span text:style-name="T2">}</text:span></text:p>
      <text:p text:style-name="P8"><text:span text:style-name="T2">Exi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20T21:05:02.976990921</meta:creation-date>
    <dc:date>2020-06-20T21:35:10.922908258</dc:date>
    <meta:editing-duration>PT9M7S</meta:editing-duration>
    <meta:editing-cycles>1</meta:editing-cycles>
    <meta:document-statistic meta:table-count="0" meta:image-count="0" meta:object-count="0" meta:page-count="2" meta:paragraph-count="37" meta:word-count="348" meta:character-count="1854" meta:non-whitespace-character-count="1527"/>
    <meta:generator>LibreOffice/6.3.5.2$Linux_X86_64 LibreOffice_project/30$Build-2</meta:generator>
  </office:meta>
</office:document-meta>
</file>